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>
      <style:paragraph-properties fo:break-before="page"/>
    </style:style>
    <style:style style:name="P5" style:family="paragraph" style:parent-style-name="Standard" style:list-style-name="L4">
      <style:paragraph-properties>
        <style:tab-stops/>
      </style:paragraph-properties>
    </style:style>
    <style:style style:name="P6" style:family="paragraph" style:parent-style-name="Standard" style:list-style-name="L4">
      <style:paragraph-properties fo:margin-left="-0.4925in" fo:margin-right="0in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-0.4925in" fo:margin-right="0in" fo:text-indent="0in" style:auto-text-indent="false">
        <style:tab-stops/>
      </style:paragraph-properties>
    </style:style>
    <style:style style:name="P8" style:family="paragraph" style:parent-style-name="Standard" style:list-style-name="L5">
      <style:paragraph-properties fo:margin-left="-0.4925in" fo:margin-right="0in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10" style:family="paragraph" style:parent-style-name="Standard" style:list-style-name="L6">
      <style:paragraph-properties fo:margin-left="-0.4925in" fo:margin-right="0in" fo:text-indent="0in" style:auto-text-indent="false">
        <style:tab-stops/>
      </style:paragraph-properties>
    </style:style>
    <style:style style:name="P11" style:family="paragraph" style:parent-style-name="Standard" style:list-style-name="L6">
      <style:paragraph-properties fo:margin-left="0in" fo:margin-right="0in" fo:text-indent="0in" style:auto-text-indent="false">
        <style:tab-stops/>
      </style:paragraph-properties>
    </style:style>
    <style:style style:name="P12" style:family="paragraph" style:parent-style-name="Standard" style:list-style-name="L7">
      <style:paragraph-properties fo:margin-left="-0.4925in" fo:margin-right="0in" fo:text-indent="0in" style:auto-text-indent="false">
        <style:tab-stops/>
      </style:paragraph-properties>
    </style:style>
    <style:style style:name="P13" style:family="paragraph" style:parent-style-name="Standard" style:list-style-name="L7">
      <style:paragraph-properties fo:margin-left="0in" fo:margin-right="0in" fo:text-indent="0in" style:auto-text-indent="false">
        <style:tab-stops/>
      </style:paragraph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 text:start-value="2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 text:start-value="4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 text:start-value="6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 text:start-value="7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ir Faci</text:p>
      <text:p text:style-name="Standard">CS440</text:p>
      <text:p text:style-name="Standard"/>
      <text:p text:style-name="P1">Software Specification</text:p>
      <text:p text:style-name="Standard"/>
      <text:p text:style-name="Standard">Software Req. Specification Format.</text:p>
      <text:p text:style-name="Standard"/>
      <text:p text:style-name="Standard">Classical Method:</text:p>
      <text:p text:style-name="Standard"/>
      <text:list text:style-name="L1">
        <text:list-item>
          <text:p text:style-name="P2">Product overview and summary</text:p>
        </text:list-item>
        <text:list-item>
          <text:p text:style-name="P2">Development, Operation and Maintenance Environment</text:p>
        </text:list-item>
        <text:list-item>
          <text:p text:style-name="P2">External Interface and Data flow, High level data flow diagram, display report formats</text:p>
        </text:list-item>
        <text:list-item>
          <text:p text:style-name="P2">Functional Requirements</text:p>
        </text:list-item>
        <text:list-item>
          <text:p text:style-name="P2">Performance Requirements</text:p>
        </text:list-item>
        <text:list-item>
          <text:p text:style-name="P2">Exception Handling</text:p>
        </text:list-item>
        <text:list-item>
          <text:p text:style-name="P2">Foreseeable Modifications and Enhancement</text:p>
        </text:list-item>
        <text:list-item>
          <text:p text:style-name="P2">Acceptance Criteria</text:p>
        </text:list-item>
      </text:list>
      <text:p text:style-name="Standard"/>
      <text:p text:style-name="Standard">Object Oriented Method:</text:p>
      <text:p text:style-name="Standard"/>
      <text:list text:style-name="L2">
        <text:list-item>
          <text:p text:style-name="P3">Product overview and summary</text:p>
        </text:list-item>
        <text:list-item>
          <text:p text:style-name="P3">Development, Operations and Maintenance Environment</text:p>
        </text:list-item>
        <text:list-item>
          <text:p text:style-name="P3">User-case Diagram and description</text:p>
        </text:list-item>
        <text:list-item>
          <text:p text:style-name="P3">Class diagram including collaboration and sequence diagram</text:p>
        </text:list-item>
        <text:list-item>
          <text:p text:style-name="P3">performance requirements</text:p>
        </text:list-item>
        <text:list-item>
          <text:p text:style-name="P3">exception handling</text:p>
        </text:list-item>
        <text:list-item>
          <text:p text:style-name="P3">foreseeable modification and enhancement</text:p>
        </text:list-item>
        <text:list-item>
          <text:p text:style-name="P3">acceptance criteria</text:p>
        </text:list-item>
      </text:list>
      <text:p text:style-name="Standard"/>
      <text:list text:style-name="L3">
        <text:list-item>
          <text:p text:style-name="P4">Product overview and Summary</text:p>
        </text:list-item>
      </text:list>
      <text:p text:style-name="Standard"><text:tab/><text:tab/></text:p>
      <text:p text:style-name="Standard"><text:tab/><text:tab/>Product will provide a command line interface that allows the user to embed a document that is either plan text, binary or encrypted inside of an image file. <text:s/>The cli interface will support jpeg, gif and png file format. <text:s/>It will embed append the data to the end of the image file in such a way as to not corrupt the image file. <text:s/>The user date will be denoted by a unique eof marker. <text:s/>A log file will be created in the current working directory (the directory where the program is executed from) and record all operations performed. <text:s/>The goal of the program is to make the data as transparent as possible, making the file seem like it is untouched. </text:p>
      <text:list text:style-name="L4">
        <text:list-header>
          <text:p text:style-name="P5"/>
          <text:p text:style-name="P6"><text:s text:c="5"/>2. <text:s/>Development, Operation and Maintenance Environment</text:p>
        </text:list-header>
      </text:list>
      <text:p text:style-name="Standard"><text:tab/><text:tab/></text:p>
      <text:p text:style-name="Standard"><text:tab/><text:tab/>Development will be done exclusively in C++, the operation environment will be Linux/Unix file system. <text:s/>Program may be compiled in other environment if the proper libraries are present, but no support will be provided. <text:s/>No maintenance should be required, the log file may need to be flushed out occasionally. <text:s/>User support will be provided for 10 a year block at customer request. <text:s/></text:p>
      <text:p text:style-name="Standard"/>
      <text:p text:style-name="Standard"/>
      <text:list text:style-name="L4" text:continue-numbering="true">
        <text:list-header>
          <text:p text:style-name="P6"><text:s text:c="5"/>3. <text:s/>External Interfaces and Data flow.</text:p>
        </text:list-header>
      </text:list>
      <text:p text:style-name="P7"/>
      <text:p text:style-name="P7"><text:tab/><text:tab/><text:tab/>See attached insert</text:p>
      <text:list text:style-name="L5">
        <text:list-header>
          <text:p text:style-name="P8"/>
          <text:list>
            <text:list-header>
              <text:p text:style-name="P8">4. <text:s/>Functional Requirements</text:p>
            </text:list-header>
          </text:list>
        </text:list-header>
      </text:list>
      <text:p text:style-name="P9"/>
      <text:p text:style-name="P9"><text:tab/><text:tab/>A file to be embedded, an image file that's supported by the application (JPEG, GIF,PNG). <text:s/>A Linux/Unix environment is preferred.</text:p>
      <text:p text:style-name="P9"/>
      <text:list text:style-name="L5" text:continue-numbering="true">
        <text:list-item>
          <text:list text:continue-numbering="true">
            <text:list-header>
              <text:p text:style-name="P8">5. <text:s/>Performance Requirements</text:p>
            </text:list-header>
          </text:list>
        </text:list-item>
      </text:list>
      <text:p text:style-name="P9"/>
      <text:p text:style-name="P9"><text:tab/><text:tab/>Minimum requirements would be any modern computer running a Linux or Unix environment with all the proper library required to compile the program. <text:s/>Theoretically, </text:p>
      <text:p text:style-name="P9"/>
      <text:list text:style-name="L6">
        <text:list-header>
          <text:p text:style-name="P10"><text:s text:c="6"/>6. <text:s/>Exception Handling</text:p>
          <text:p text:style-name="P11"/>
        </text:list-header>
      </text:list>
      <text:p text:style-name="P9"><text:tab/><text:tab/>Exception Handling should deal with omitted filenames, zero sized files, incorrect paths, among any other problems that may occur while developing the product. <text:s/>The program will deal with all foreseeable user errors and </text:p>
      <text:p text:style-name="P9"/>
      <text:p text:style-name="P9"/>
      <text:list text:style-name="L7">
        <text:list-item>
          <text:list>
            <text:list-header>
              <text:p text:style-name="P12">7. <text:s/>Foreseeable Modification and Enhancements</text:p>
            </text:list-header>
          </text:list>
          <text:p text:style-name="P13"/>
        </text:list-item>
      </text:list>
      <text:p text:style-name="P9"><text:tab/><text:tab/>Graphical front end to be added for more a more use friendly approach. <text:s/>Support for more image formats. <text:s/>Extend the application to support other media (sound, video, etc). <text:s/>Add encryption for data being stored.</text:p>
      <text:p text:style-name="P9"><text:tab/></text:p>
      <text:p text:style-name="P9"/>
      <text:p text:style-name="P9"><text:s text:c="6"/>8. <text:s/>Acceptance Criteria</text:p>
      <text:p text:style-name="P9"/>
      <text:p text:style-name="P9"><text:s/><text:tab/><text:tab/>If image is embedded successfully and if the image can be extracted successfully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Gothic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Samir Faci</meta:initial-creator>
    <meta:creation-date>2006-10-15T15:25:13</meta:creation-date>
    <dc:creator>Samir Faci</dc:creator>
    <dc:date>2006-10-16T08:41:26</dc:date>
    <dc:language>en-US</dc:language>
    <meta:editing-cycles>5</meta:editing-cycles>
    <meta:editing-duration>PT2H41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1" meta:word-count="424" meta:character-count="2837"/>
  </office:meta>
</office:document-meta>
</file>